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0.834cm"/>
    </style:style>
    <style:style style:name="co4" style:family="table-column">
      <style:table-column-properties fo:break-before="auto" style:column-width="2.951cm"/>
    </style:style>
    <style:style style:name="co6" style:family="table-column">
      <style:table-column-properties fo:break-before="auto" style:column-width="4.022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00"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 style:font-name="Liberation Sans" style:font-name-asian="Arial Unicode MS" style:font-name-complex="Arial Unicode MS"/>
    </style:style>
    <style:style style:name="ce6" style:family="table-cell" style:parent-style-name="Default">
      <style:table-cell-properties fo:background-color="#b2b2b2"/>
      <style:text-properties style:text-position=""/>
    </style:style>
    <style:style style:name="ce7" style:family="table-cell" style:parent-style-name="Default">
      <style:text-properties fo:color="#262626" style:text-position="" style:font-name="Verdana" fo:font-size="11pt" fo:language="en" fo:country="US" style:font-name-asian="Verdana" style:font-size-asian="11pt" style:language-asian="en" style:country-asian="US" style:font-name-complex="Verdana" style:font-size-complex="11pt" style:language-complex="en" style:country-complex="US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font-name="Liberation Sans" style:font-name-asian="Arial Unicode MS" style:font-name-complex="Arial Unicode MS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 style:data-style-name="N1"/>
    <style:style style:name="ce13" style:family="table-cell" style:parent-style-name="Default">
      <style:table-cell-properties fo:background-color="#b2b2b2"/>
    </style:style>
    <style:style style:name="ce14" style:family="table-cell" style:parent-style-name="Default">
      <style:text-properties fo:color="#262626" style:font-name="Verdana" fo:font-size="11pt" fo:language="en" fo:country="US" style:font-name-asian="Verdana" style:font-size-asian="11pt" style:language-asian="en" style:country-asian="US" style:font-name-complex="Verdana" style:font-size-complex="11pt" style:language-complex="en" style:country-complex="US"/>
    </style:style>
  </office:automatic-styles>
  <office:body>
    <office:spreadsheet>
      <table:table table:name="bom" table:style-name="ta1">
        <table:table-column table:style-name="co2" table:default-cell-style-name="Default"/>
        <table:table-column table:style-name="co3" table:default-cell-style-name="ce9"/>
        <table:table-column table:style-name="co4" table:default-cell-style-name="ce10"/>
        <table:table-column table:style-name="co6" table:default-cell-style-name="ce9"/>
        <table:table-column table:style-name="co5" table:default-cell-style-name="ce10"/>
        <table:table-column table:style-name="co5" table:number-columns-repeated="3" table:default-cell-style-name="ce9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購入：x, 調達：y</text:p>
          </table:table-cell>
          <table:table-cell table:style-name="Default" table:number-columns-repeated="6"/>
          <table:table-cell table:style-name="Default" office:value-type="string" calcext:value-type="string">
            <text:p>※2015.02.28時の価格.コストよりも極力少ない店舗数で購入することを優先し選定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Device</text:p>
          </table:table-cell>
          <table:table-cell table:style-name="ce8" office:value-type="string" calcext:value-type="string">
            <text:p>Parts No.</text:p>
          </table:table-cell>
          <table:table-cell table:style-name="ce8" office:value-type="string" calcext:value-type="string">
            <text:p>購入ショップ</text:p>
          </table:table-cell>
          <table:table-cell table:style-name="ce8" office:value-type="string" calcext:value-type="string">
            <text:p>URL</text:p>
          </table:table-cell>
          <table:table-cell table:style-name="ce8" office:value-type="string" calcext:value-type="string">
            <text:p>cost[¥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8-PRO-BOARD</text:p>
          </table:table-cell>
          <table:table-cell office:value-type="string" calcext:value-type="string">
            <text:p>AKI-H8/3069Ｆマイコンボードキット完成品DRAM付き</text:p>
          </table:table-cell>
          <table:table-cell table:style-name="ce9" office:value-type="string" calcext:value-type="string">
            <text:p>BD200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K-02298/</text:p>
          </table:table-cell>
          <table:table-cell table:formula="of:=2700*[.B3]" office:value-type="float" office:value="2700" calcext:value-type="float">
            <text:p>2700</text:p>
          </table:table-cell>
          <table:table-cell office:value-type="string" calcext:value-type="string">
            <text:p>Pro用なら¥2,000(セルフ実装)</text:p>
          </table:table-cell>
          <table:table-cell/>
        </table:table-row>
        <table:table-row table:style-name="ro2">
          <table:table-cell office:value-type="string" calcext:value-type="string">
            <text:p>-</text:p>
          </table:table-cell>
          <table:table-cell/>
          <table:table-cell table:style-name="ce9" office:value-type="string" calcext:value-type="string">
            <text:p>分割ロングピンソケ</text:p>
          </table:table-cell>
          <table:table-cell/>
          <table:table-cell table:style-name="ce9" office:value-type="string" calcext:value-type="string">
            <text:p>↑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C-05779/</text:p>
          </table:table-cell>
          <table:table-cell table:formula="of:=(40+7+6)/42*79" office:value-type="float" office:value="99.6904761904762" calcext:value-type="float">
            <text:p>99.6904761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100p</text:p>
          </table:table-cell>
          <table:table-cell office:value-type="string" calcext:value-type="string">
            <text:p>C1608C0G2A101F</text:p>
          </table:table-cell>
          <table:table-cell office:value-type="string" calcext:value-type="string">
            <text:p>C112,C122,C604,C614,C624,C634,C644,C654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TDK1-0045752&amp;mpn=C1608C0G2A101F" xlink:type="simple">http://www.chip1stop.com/dispDetail.do?partId=TDK1-0045752&amp;mpn=C1608C0G2A101F</text:a></text:p>
          </table:table-cell>
          <table:table-cell table:formula="of:=296*[.B5]" office:value-type="float" office:value="2368" calcext:value-type="float">
            <text:p>2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GRM188B11H103KA01</text:p>
          </table:table-cell>
          <table:table-cell office:value-type="string" calcext:value-type="string">
            <text:p>C111,C121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P-04660/</text:p>
          </table:table-cell>
          <table:table-cell table:formula="of:=100/100*[.B6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GRM188F11H104ZA01</text:p>
          </table:table-cell>
          <table:table-cell office:value-type="string" calcext:value-type="string">
            <text:p>C130,C140,C300,C400,C410,C420,C430,C440,C450,C500,C510,C520,C530,C608,C618,C628,C638,C648,C658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<text:a xlink:href="http://akizukidenshi.com/catalog/g/gP-04940/" xlink:type="simple">http://akizukidenshi.com/catalog/g/gP-04940/</text:a></text:p>
          </table:table-cell>
          <table:table-cell table:formula="of:=100/200*[.B7]" office:value-type="float" office:value="9.5" calcext:value-type="float">
            <text:p>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0.47u</text:p>
          </table:table-cell>
          <table:table-cell office:value-type="string" calcext:value-type="string">
            <text:p>C1608X5R1C474K</text:p>
          </table:table-cell>
          <table:table-cell office:value-type="string" calcext:value-type="string">
            <text:p>C602,C607,C612,C617,C622,C627,C632,C637,C642,C647,C652,C657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http://www.chip1stop.com/dispDetail.do?partId=TDK1-0049530&amp;mpn=C1608X5R1C474K</text:p>
          </table:table-cell>
          <table:table-cell table:formula="of:=1.39*[.B8]" office:value-type="float" office:value="16.68" calcext:value-type="float">
            <text:p>16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10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1u</text:p>
          </table:table-cell>
          <table:table-cell office:value-type="string" calcext:value-type="string">
            <text:p>GRM188F11C105ZA01</text:p>
          </table:table-cell>
          <table:table-cell office:value-type="string" calcext:value-type="string">
            <text:p>C110,C113,C120,C123,C600,C603,C610,C613,C620,C623,C630,C633,C640,C643,C650,C653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<text:a xlink:href="http://akizukidenshi.com/catalog/g/gP-02996/" xlink:type="simple">http://akizukidenshi.com/catalog/g/gP-02996/</text:a></text:p>
          </table:table-cell>
          <table:table-cell table:formula="of:=200/100*[.B9]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(3216)</text:p>
          </table:table-cell>
          <table:table-cell office:value-type="string" calcext:value-type="string">
            <text:p>GRM31CF11E106Z</text:p>
          </table:table-cell>
          <table:table-cell office:value-type="string" calcext:value-type="string">
            <text:p>C601,C611,C621,C631,C641,C651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P-01185/</text:p>
          </table:table-cell>
          <table:table-cell table:formula="of:=100/8*[.B10]"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(3225)</text:p>
          </table:table-cell>
          <table:table-cell office:value-type="string" calcext:value-type="string">
            <text:p>GRM31CB31E226KE15</text:p>
          </table:table-cell>
          <table:table-cell office:value-type="string" calcext:value-type="string">
            <text:p>C100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P-06038/</text:p>
          </table:table-cell>
          <table:table-cell table:formula="of:=200/10*[.B11]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3B-XH-A</text:p>
          </table:table-cell>
          <table:table-cell office:value-type="string" calcext:value-type="string">
            <text:p>S3B-XH-A</text:p>
          </table:table-cell>
          <table:table-cell table:style-name="ce11" office:value-type="string" calcext:value-type="string">
            <text:p>CN100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s://www.chip1stop.com/dispDetail.do?partId=JST1-0004585&amp;mpn=S3B-XH-A%28LF%29%28SN%29" xlink:type="simple">https://www.chip1stop.com/dispDetail.do?partId=JST1-0004585&amp;mpn=S3B-XH-A%28LF%29%28SN%29</text:a></text:p>
          </table:table-cell>
          <table:table-cell table:formula="of:=330/10*[.B12]"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IPO-BATT</text:p>
          </table:table-cell>
          <table:table-cell office:value-type="string" calcext:value-type="string">
            <text:p>KYPOM K6 7.4V 450mA 35C-70C //59A5A</text:p>
          </table:table-cell>
          <table:table-cell table:style-name="ce9" office:value-type="string" calcext:value-type="string">
            <text:p>↑</text:p>
          </table:table-cell>
          <table:table-cell office:value-type="string" calcext:value-type="string">
            <text:p>KK HOBBY</text:p>
          </table:table-cell>
          <table:table-cell office:value-type="string" calcext:value-type="string">
            <text:p>http://www.kkhobby.com/SHOP/BT171.html</text:p>
          </table:table-cell>
          <table:table-cell table:formula="of:=535*[.B13]" office:value-type="float" office:value="535" calcext:value-type="float">
            <text:p>535</text:p>
          </table:table-cell>
          <table:table-cell office:value-type="string" calcext:value-type="string">
            <text:p>充電器→</text:p>
          </table:table-cell>
          <table:table-cell office:value-type="string" calcext:value-type="string">
            <text:p>http://www.kkhobby.com/SHOP/HM44165.html</text:p>
          </table:table-cell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R54F</text:p>
          </table:table-cell>
          <table:table-cell office:value-type="string" calcext:value-type="string">
            <text:p>D100,D600,D610,D620,D630,D640,D650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I-06125/</text:p>
          </table:table-cell>
          <table:table-cell table:formula="of:=250*[.B14]" office:value-type="float" office:value="1750" calcext:value-type="float">
            <text:p>17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F-SM300-2</text:p>
          </table:table-cell>
          <table:table-cell table:style-name="ce9" office:value-type="string" calcext:value-type="string">
            <text:p>F1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BOUR-0011938&amp;mpn=MF-SM300-2" xlink:type="simple">http://www.chip1stop.com/dispDetail.do?partId=BOUR-0011938&amp;mpn=MF-SM300-2</text:a></text:p>
          </table:table-cell>
          <table:table-cell table:formula="of:=65.2*[.B15]" office:value-type="float" office:value="65.2" calcext:value-type="float">
            <text:p>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M111000F1</text:p>
          </table:table-cell>
          <table:table-cell office:value-type="string" calcext:value-type="string">
            <text:p>NJM11100F1</text:p>
          </table:table-cell>
          <table:table-cell office:value-type="string" calcext:value-type="string">
            <text:p>IC110,IC120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I-06655/</text:p>
          </table:table-cell>
          <table:table-cell table:formula="of:=150/5*[.B16]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6106CS5</text:p>
          </table:table-cell>
          <table:table-cell table:style-name="ce9" office:value-type="string" calcext:value-type="string">
            <text:p>IC21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I-07300/</text:p>
          </table:table-cell>
          <table:table-cell table:formula="of:=210*[.B17]" office:value-type="float" office:value="210" calcext:value-type="float">
            <text:p>2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E-LITE</text:p>
          </table:table-cell>
          <table:table-cell office:value-type="string" calcext:value-type="string">
            <text:p>TWE-LITE-DIP-WA</text:p>
          </table:table-cell>
          <table:table-cell office:value-type="string" calcext:value-type="string">
            <text:p>IC300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M-06760/</text:p>
          </table:table-cell>
          <table:table-cell table:formula="of:=1945*[.B18]" office:value-type="float" office:value="1945" calcext:value-type="float">
            <text:p>1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office:value-type="string" calcext:value-type="string">
            <text:p>TWE-Lite-R-IC</text:p>
          </table:table-cell>
          <table:table-cell table:style-name="ce9" office:value-type="string" calcext:value-type="string">
            <text:p>↑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M-08264/</text:p>
          </table:table-cell>
          <table:table-cell table:formula="of:=2430*[.B19]" office:value-type="float" office:value="2430" calcext:value-type="float">
            <text:p>2430</text:p>
          </table:table-cell>
          <table:table-cell office:value-type="string" calcext:value-type="string">
            <text:p>TWE-LITEソフト書き込みツール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office:value-type="string" calcext:value-type="string">
            <text:p>TWE-Lite-USB-C</text:p>
          </table:table-cell>
          <table:table-cell table:style-name="ce9" office:value-type="string" calcext:value-type="string">
            <text:p>↑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M-07232/</text:p>
          </table:table-cell>
          <table:table-cell table:formula="of:=2980*[.B20]" office:value-type="float" office:value="2980" calcext:value-type="float">
            <text:p>2980</text:p>
          </table:table-cell>
          <table:table-cell office:value-type="string" calcext:value-type="string">
            <text:p>PC用TWE-LITE受信モジュール</text:p>
          </table:table-cell>
          <table:table-cell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P2Y0A21YK</text:p>
          </table:table-cell>
          <table:table-cell office:value-type="string" calcext:value-type="string">
            <text:p>IC400,IC410,IC420,IC430,IC440,IC450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I-02551/</text:p>
          </table:table-cell>
          <table:table-cell table:formula="of:=450*[.B21]" office:value-type="float" office:value="2700" calcext:value-type="float">
            <text:p>2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2.5ネジ・ナット</text:p>
          </table:table-cell>
          <table:table-cell/>
          <table:table-cell office:value-type="string" calcext:value-type="string">
            <text:p>↑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A9665PW</text:p>
          </table:table-cell>
          <table:table-cell office:value-type="string" calcext:value-type="string">
            <text:p>IC500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https://www.chip1stop.com/dispDetail.do?partId=NXP1-0038353&amp;mpn=PCA9665PW,112</text:p>
          </table:table-cell>
          <table:table-cell table:formula="of:=82*[.B23]" office:value-type="float" office:value="82" calcext:value-type="float">
            <text:p>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XL345</text:p>
          </table:table-cell>
          <table:table-cell office:value-type="string" calcext:value-type="string">
            <text:p>IC510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M-06724/</text:p>
          </table:table-cell>
          <table:table-cell table:formula="of:=450*[.B24]" office:value-type="float" office:value="450" calcext:value-type="float">
            <text:p>4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EX24512BTA</text:p>
          </table:table-cell>
          <table:table-cell table:style-name="ce10" office:value-type="string" calcext:value-type="string">
            <text:p>R1EX24512BTA</text:p>
          </table:table-cell>
          <table:table-cell table:style-name="ce9" office:value-type="string" calcext:value-type="string">
            <text:p>IC530</text:p>
          </table:table-cell>
          <table:table-cell office:value-type="string" calcext:value-type="string">
            <text:p>マルツ</text:p>
          </table:table-cell>
          <table:table-cell office:value-type="string" calcext:value-type="string">
            <text:p>http://www.marutsu.co.jp/GoodsDetail.jsp?salesGoodsCode=238624&amp;shopNo=3</text:p>
          </table:table-cell>
          <table:table-cell table:formula="of:=421*[.B25]" office:value-type="float" office:value="421" calcext:value-type="float">
            <text:p>4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6588FG</text:p>
          </table:table-cell>
          <table:table-cell office:value-type="string" calcext:value-type="string">
            <text:p>TB6588FG,8,EL,JU</text:p>
          </table:table-cell>
          <table:table-cell office:value-type="string" calcext:value-type="string">
            <text:p>IC600,IC610,IC620,IC630,IC640,IC650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https://www.chip1stop.com/dispDetail.do?partId=TOSH-0103957</text:p>
          </table:table-cell>
          <table:table-cell table:formula="of:=1340*[.B26]" office:value-type="float" office:value="8040" calcext:value-type="float">
            <text:p>8040</text:p>
          </table:table-cell>
          <table:table-cell office:value-type="string" calcext:value-type="string">
            <text:p>在庫なし，取り寄せ依頼</text:p>
          </table:table-cell>
          <table:table-cell/>
        </table:table-row>
        <table:table-row table:style-name="ro1">
          <table:table-cell office:value-type="string" calcext:value-type="string">
            <text:p>x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K-AP05 3000KV</text:p>
          </table:table-cell>
          <table:table-cell table:style-name="ce10" office:value-type="string" calcext:value-type="string">
            <text:p>HK-AP05 3000KV</text:p>
          </table:table-cell>
          <table:table-cell office:value-type="string" calcext:value-type="string">
            <text:p>M600,M610,M620,M630,M640,M650</text:p>
          </table:table-cell>
          <table:table-cell office:value-type="string" calcext:value-type="string">
            <text:p>ホビーショップα or ホビーキング</text:p>
          </table:table-cell>
          <table:table-cell office:value-type="string" calcext:value-type="string">
            <text:p>http://www.hs-alfa.com/menew/motor/burasires/ds-HK-AP05%203000kv.htm</text:p>
          </table:table-cell>
          <table:table-cell table:formula="of:=2990*[.B27]" office:value-type="float" office:value="17940" calcext:value-type="float">
            <text:p>17940</text:p>
          </table:table-cell>
          <table:table-cell office:value-type="string" calcext:value-type="string">
            <text:p>http://agent.selfis.tv/hobbyking-guide</text:p>
          </table:table-cell>
          <table:table-cell/>
        </table:table-row>
        <table:table-row table:style-name="ro1">
          <table:table-cell office:value-type="string" calcext:value-type="string">
            <text:p>x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WS4025</text:p>
          </table:table-cell>
          <table:table-cell table:style-name="ce10" office:value-type="string" calcext:value-type="string">
            <text:p>GWS4025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ホビーショップα or ホビーキング</text:p>
          </table:table-cell>
          <table:table-cell office:value-type="string" calcext:value-type="string">
            <text:p>http://www.hs-alfa.com/menew/puropera/gws%20dd_sf.html</text:p>
          </table:table-cell>
          <table:table-cell table:formula="of:=267*[.B28]" office:value-type="float" office:value="1602" calcext:value-type="float">
            <text:p>1602</text:p>
          </table:table-cell>
          <table:table-cell office:value-type="string" calcext:value-type="string">
            <text:p>http://agent.selfis.tv/hobbyking-guide</text:p>
          </table:table-cell>
          <table:table-cell/>
        </table:table-row>
        <table:table-row table:style-name="ro1">
          <table:table-cell office:value-type="string" calcext:value-type="string">
            <text:p>x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1.2モータ固定ネジ</text:p>
          </table:table-cell>
          <table:table-cell table:style-name="ce10"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http://www.amazon.co.jp/HPIジャパン-103623-サラタッピングネジ-M1-2×4mm-10pcs/dp/B004Q0WRHO</text:p>
          </table:table-cell>
          <table:table-cell table:formula="of:=189/10*[.B29]+650" office:value-type="float" office:value="990.2" calcext:value-type="float">
            <text:p>99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D(3216)</text:p>
          </table:table-cell>
          <table:table-cell office:value-type="string" calcext:value-type="string">
            <text:p>CRL1206-FU-R020ELF</text:p>
          </table:table-cell>
          <table:table-cell table:style-name="ce9" office:value-type="string" calcext:value-type="string">
            <text:p>R7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s://www.chip1stop.com/dispDetail.do?partId=BOUR-0062498&amp;mpn=CRL1206-FU-R020ELF" xlink:type="simple">https://www.chip1stop.com/dispDetail.do?partId=BOUR-0062498&amp;mpn=CRL1206-FU-R020ELF</text:a></text:p>
          </table:table-cell>
          <table:table-cell table:formula="of:=345*[.B30]" office:value-type="float" office:value="345" calcext:value-type="float">
            <text:p>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F(2012)</text:p>
          </table:table-cell>
          <table:table-cell office:value-type="string" calcext:value-type="string">
            <text:p>SR732ATTDR200F</text:p>
          </table:table-cell>
          <table:table-cell office:value-type="string" calcext:value-type="string">
            <text:p>R606,R616,R626,R636,R646,R656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https://www.chip1stop.com/dispDetail.do?partId=KOA1-1127358&amp;mpn=SR732ATTDR200F</text:p>
          </table:table-cell>
          <table:table-cell table:formula="of:=57.6*[.B31]" office:value-type="float" office:value="345.6" calcext:value-type="float">
            <text:p>345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J</text:p>
          </table:table-cell>
          <table:table-cell office:value-type="string" calcext:value-type="string">
            <text:p>RK73B1JTTD102J</text:p>
          </table:table-cell>
          <table:table-cell office:value-type="string" calcext:value-type="string">
            <text:p>R603,R613,R623,R633,R643,R653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http://www.chip1stop.com/dispDetail.do?partId=KOA1-1085217&amp;mpn=RK73B1JTTD102J</text:p>
          </table:table-cell>
          <table:table-cell table:formula="of:=10.1*[.B32]" office:value-type="float" office:value="60.6" calcext:value-type="float">
            <text:p>60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5kJ</text:p>
          </table:table-cell>
          <table:table-cell office:value-type="string" calcext:value-type="string">
            <text:p>RK73B1JTTD152J</text:p>
          </table:table-cell>
          <table:table-cell office:value-type="string" calcext:value-type="string">
            <text:p>R111,R143,R400,R410,R420,R430,R440,R450,R500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086185&amp;mpn=RK73B1JTTD152J" xlink:type="simple">http://www.chip1stop.com/dispDetail.do?partId=KOA1-1086185&amp;mpn=RK73B1JTTD152J</text:a></text:p>
          </table:table-cell>
          <table:table-cell table:formula="of:=10.1*[.B33]" office:value-type="float" office:value="90.9" calcext:value-type="float">
            <text:p>90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J</text:p>
          </table:table-cell>
          <table:table-cell office:value-type="string" calcext:value-type="string">
            <text:p>RK73B1JTTD332J</text:p>
          </table:table-cell>
          <table:table-cell office:value-type="string" calcext:value-type="string">
            <text:p>R121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085241&amp;mpn=RK73B1JTTD332J" xlink:type="simple">http://www.chip1stop.com/dispDetail.do?partId=KOA1-1085241&amp;mpn=RK73B1JTTD332J</text:a></text:p>
          </table:table-cell>
          <table:table-cell table:formula="of:=10.1*[.B34]" office:value-type="float" office:value="10.1" calcext:value-type="float">
            <text:p>1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kJ</text:p>
          </table:table-cell>
          <table:table-cell office:value-type="string" calcext:value-type="string">
            <text:p>RK73B1JTTD392J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086682&amp;mpn=RK73B1JTTD392J" xlink:type="simple">http://www.chip1stop.com/dispDetail.do?partId=KOA1-1086682&amp;mpn=RK73B1JTTD392J</text:a></text:p>
          </table:table-cell>
          <table:table-cell table:formula="of:=10*[.B35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7kJ</text:p>
          </table:table-cell>
          <table:table-cell office:value-type="string" calcext:value-type="string">
            <text:p>RK73B1JTTD472J</text:p>
          </table:table-cell>
          <table:table-cell office:value-type="string" calcext:value-type="string">
            <text:p>R200,R501,R502,R600,R610,R620,R630,R640,R650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085248&amp;mpn=RK73B1JTTD472J" xlink:type="simple">http://www.chip1stop.com/dispDetail.do?partId=KOA1-1085248&amp;mpn=RK73B1JTTD472J</text:a></text:p>
          </table:table-cell>
          <table:table-cell table:formula="of:=3.43*[.B36]" office:value-type="float" office:value="30.87" calcext:value-type="float">
            <text:p>30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kJ</text:p>
          </table:table-cell>
          <table:table-cell office:value-type="string" calcext:value-type="string">
            <text:p>RK73B1JTTD622J</text:p>
          </table:table-cell>
          <table:table-cell office:value-type="string" calcext:value-type="string">
            <text:p>R120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121904&amp;mpn=RK73B1JTTD622J" xlink:type="simple">http://www.chip1stop.com/dispDetail.do?partId=KOA1-1121904&amp;mpn=RK73B1JTTD622J</text:a></text:p>
          </table:table-cell>
          <table:table-cell table:formula="of:=66.6*[.B37]" office:value-type="float" office:value="66.6" calcext:value-type="float">
            <text:p>66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kJ</text:p>
          </table:table-cell>
          <table:table-cell office:value-type="string" calcext:value-type="string">
            <text:p>RK73B1JTTD103J</text:p>
          </table:table-cell>
          <table:table-cell office:value-type="string" calcext:value-type="string">
            <text:p>R130,R131,R142,R604,R605,R614,R615,R624,R625,R634,R635,R644,R645,R654,R655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085220&amp;mpn=RK73B1JTTD103J" xlink:type="simple">http://www.chip1stop.com/dispDetail.do?partId=KOA1-1085220&amp;mpn=RK73B1JTTD103J</text:a></text:p>
          </table:table-cell>
          <table:table-cell table:formula="of:=10.1*[.B38]" office:value-type="float" office:value="151.5" calcext:value-type="float">
            <text:p>15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kJ</text:p>
          </table:table-cell>
          <table:table-cell office:value-type="string" calcext:value-type="string">
            <text:p>RK73B1JTTD203J</text:p>
          </table:table-cell>
          <table:table-cell office:value-type="string" calcext:value-type="string">
            <text:p>R602,R612,R622,R632,R642,R652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http://www.chip1stop.com/dispDetail.do?partId=KOA1-1087589&amp;mpn=RK73B1JTTD203J</text:p>
          </table:table-cell>
          <table:table-cell table:formula="of:=60*[.B39]" office:value-type="float" office:value="360" calcext:value-type="float">
            <text:p>3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kJ</text:p>
          </table:table-cell>
          <table:table-cell office:value-type="string" calcext:value-type="string">
            <text:p>RK73B1JTTD224J</text:p>
          </table:table-cell>
          <table:table-cell office:value-type="string" calcext:value-type="string">
            <text:p>R601,R611,R621,R631,R641,R651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http://www.chip1stop.com/dispDetail.do?partId=KOA1-1086680&amp;mpn=RK73B1JTTD224J</text:p>
          </table:table-cell>
          <table:table-cell table:formula="of:=60*[.B40]" office:value-type="float" office:value="360" calcext:value-type="float">
            <text:p>3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J</text:p>
          </table:table-cell>
          <table:table-cell office:value-type="string" calcext:value-type="string">
            <text:p>RK73B1JTTD201J</text:p>
          </table:table-cell>
          <table:table-cell table:style-name="ce9" office:value-type="string" calcext:value-type="string">
            <text:p>R141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085811&amp;mpn=RK73B1JTTD201J" xlink:type="simple">http://www.chip1stop.com/dispDetail.do?partId=KOA1-1085811&amp;mpn=RK73B1JTTD201J</text:a></text:p>
          </table:table-cell>
          <table:table-cell table:formula="of:=10*[.B41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Jx4</text:p>
          </table:table-cell>
          <table:table-cell office:value-type="string" calcext:value-type="string">
            <text:p>BCN164AB102J7LF*10</text:p>
          </table:table-cell>
          <table:table-cell office:value-type="string" calcext:value-type="string">
            <text:p>RA500,RA501,RA502</text:p>
          </table:table-cell>
          <table:table-cell office:value-type="string" calcext:value-type="string">
            <text:p>マルツ</text:p>
          </table:table-cell>
          <table:table-cell office:value-type="string" calcext:value-type="string">
            <text:p><text:a xlink:href="http://www.marutsu.co.jp/pc/i/14217/" xlink:type="simple">http://www.marutsu.co.jp/pc/i/14217/</text:a></text:p>
          </table:table-cell>
          <table:table-cell table:formula="of:=100/10*[.B42]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Jx4</text:p>
          </table:table-cell>
          <table:table-cell office:value-type="string" calcext:value-type="string">
            <text:p>BCN164AB103J7LF</text:p>
          </table:table-cell>
          <table:table-cell office:value-type="string" calcext:value-type="string">
            <text:p>RA600,RA610,RA620,RA630,RA640,RA650</text:p>
          </table:table-cell>
          <table:table-cell office:value-type="string" calcext:value-type="string">
            <text:p>マルツ</text:p>
          </table:table-cell>
          <table:table-cell office:value-type="string" calcext:value-type="string">
            <text:p>http://www.marutsu.co.jp/GoodsDetail.jsp?salesGoodsCode=14220&amp;shopNo=3</text:p>
          </table:table-cell>
          <table:table-cell table:formula="of:=100/10*[.B43]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12D01G4</text:p>
          </table:table-cell>
          <table:table-cell table:style-name="ce9" office:value-type="string" calcext:value-type="string">
            <text:p>SW100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<text:a xlink:href="http://akizukidenshi.com/catalog/g/gP-02736/" xlink:type="simple">http://akizukidenshi.com/catalog/g/gP-02736/</text:a></text:p>
          </table:table-cell>
          <table:table-cell table:formula="of:=100/4*[.B44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PCB</text:p>
          </table:table-cell>
          <table:table-cell office:value-type="string" calcext:value-type="string">
            <text:p>6軸コプター2x基板</text:p>
          </table:table-cell>
          <table:table-cell table:style-name="ce9"/>
          <table:table-cell office:value-type="string" calcext:value-type="string">
            <text:p>P板.com</text:p>
          </table:table-cell>
          <table:table-cell/>
          <table:table-cell table:formula="of:=35672/2*[.B45]" office:value-type="float" office:value="17836" calcext:value-type="float">
            <text:p>17836</text:p>
          </table:table-cell>
          <table:table-cell office:value-type="string" calcext:value-type="string">
            <text:p>２枚製造(FR4標準2層_板厚0.6mm両面シルク)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2.5ネジ・ナット</text:p>
          </table:table-cell>
          <table:table-cell/>
          <table:table-cell table:style-name="ce9" office:value-type="string" calcext:value-type="string">
            <text:p>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筐体</text:p>
          </table:table-cell>
          <table:table-cell office:value-type="string" calcext:value-type="string">
            <text:p>6軸コプター2x用筐体</text:p>
          </table:table-cell>
          <table:table-cell table:style-name="ce9"/>
          <table:table-cell office:value-type="string" calcext:value-type="string">
            <text:p>DMM.make</text:p>
          </table:table-cell>
          <table:table-cell/>
          <table:table-cell office:value-type="float" office:value="3692" calcext:value-type="float">
            <text:p>36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計</text:p>
          </table:table-cell>
          <table:table-cell table:style-name="Default" table:formula="of:=SUM([.B3:.B47])" office:value-type="float" office:value="216" calcext:value-type="float">
            <text:p>216</text:p>
          </table:table-cell>
          <table:table-cell table:style-name="Default" table:number-columns-repeated="5"/>
          <table:table-cell table:style-name="ce12" table:formula="of:=SUM([.H3:.H47])" office:value-type="float" office:value="71040.4404761905" calcext:value-type="float">
            <text:p>71040</text:p>
          </table:table-cell>
          <table:table-cell table:number-columns-repeated="2"/>
        </table:table-row>
      </table:table>
      <table:table table:name="購入" table:style-name="ta1">
        <table:table-column table:style-name="co5" table:default-cell-style-name="ce6"/>
        <table:table-column table:style-name="co5" table:default-cell-style-name="ce2"/>
        <table:table-column table:style-name="co5" table:default-cell-style-name="ce3"/>
        <table:table-column table:style-name="co5" table:default-cell-style-name="ce2"/>
        <table:table-column table:style-name="co5" table:default-cell-style-name="ce3"/>
        <table:table-column table:style-name="co5" table:number-columns-repeated="3" table:default-cell-style-name="ce2"/>
        <table:table-column table:style-name="co5" table:number-columns-repeated="7" table:default-cell-style-name="Default"/>
        <table:table-row table:style-name="ro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Default"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rts No.</text:p>
          </table:table-cell>
          <table:table-cell table:style-name="ce1" office:value-type="string" calcext:value-type="string">
            <text:p>購入ショップ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st[¥]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M111000F1</text:p>
          </table:table-cell>
          <table:table-cell office:value-type="string" calcext:value-type="string">
            <text:p>NJM11100F1</text:p>
          </table:table-cell>
          <table:table-cell office:value-type="string" calcext:value-type="string">
            <text:p>IC110,IC120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I-06655/</text:p>
          </table:table-cell>
          <table:table-cell table:formula="of:=150/5*[.B3]" office:value-type="float" office:value="60" calcext:value-type="float">
            <text:p>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6106CS5</text:p>
          </table:table-cell>
          <table:table-cell table:style-name="ce2" office:value-type="string" calcext:value-type="string">
            <text:p>IC21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I-07300/</text:p>
          </table:table-cell>
          <table:table-cell table:formula="of:=210*[.B4]" office:value-type="float" office:value="210" calcext:value-type="float">
            <text:p>2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A9665PW</text:p>
          </table:table-cell>
          <table:table-cell office:value-type="string" calcext:value-type="string">
            <text:p>IC500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https://www.chip1stop.com/dispDetail.do?partId=NXP1-0038353&amp;mpn=PCA9665PW,112</text:p>
          </table:table-cell>
          <table:table-cell table:formula="of:=82*[.B5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EX24512BTA</text:p>
          </table:table-cell>
          <table:table-cell table:style-name="ce3" office:value-type="string" calcext:value-type="string">
            <text:p>R1EX24512BTA</text:p>
          </table:table-cell>
          <table:table-cell table:style-name="ce2" office:value-type="string" calcext:value-type="string">
            <text:p>IC530</text:p>
          </table:table-cell>
          <table:table-cell office:value-type="string" calcext:value-type="string">
            <text:p>マルツ</text:p>
          </table:table-cell>
          <table:table-cell office:value-type="string" calcext:value-type="string">
            <text:p>http://www.marutsu.co.jp/GoodsDetail.jsp?salesGoodsCode=238624&amp;shopNo=3</text:p>
          </table:table-cell>
          <table:table-cell table:formula="of:=421*[.B6]" office:value-type="float" office:value="421" calcext:value-type="float">
            <text:p>421</text:p>
          </table:table-cell>
          <table:table-cell table:number-columns-repeated="3"/>
          <table:table-cell office:value-type="string" calcext:value-type="string">
            <text:p>製品ID</text:p>
          </table:table-cell>
          <table:table-cell office:value-type="string" calcext:value-type="string">
            <text:p>製品名</text:p>
          </table:table-cell>
          <table:table-cell office:value-type="string" calcext:value-type="string">
            <text:p>在庫</text:p>
          </table:table-cell>
          <table:table-cell office:value-type="string" calcext:value-type="string">
            <text:p>出荷先</text:p>
          </table:table-cell>
        </table:table-row>
        <table:table-row table:style-name="ro3">
          <table:table-cell office:value-type="string" calcext:value-type="string">
            <text:p>x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K-AP05 3000KV</text:p>
          </table:table-cell>
          <table:table-cell table:style-name="ce3" office:value-type="string" calcext:value-type="string">
            <text:p>HK-AP05 3000KV</text:p>
          </table:table-cell>
          <table:table-cell office:value-type="string" calcext:value-type="string">
            <text:p>M600,M610,M620,M630,M640,M650</text:p>
          </table:table-cell>
          <table:table-cell office:value-type="string" calcext:value-type="string">
            <text:p>ホビーショップα or ホビーキング</text:p>
          </table:table-cell>
          <table:table-cell office:value-type="string" calcext:value-type="string">
            <text:p>http://www.hs-alfa.com/menew/motor/burasires/ds-HK-AP05%203000kv.htm</text:p>
          </table:table-cell>
          <table:table-cell table:formula="of:=2990*[.B7]" office:value-type="float" office:value="17940" calcext:value-type="float">
            <text:p>17940</text:p>
          </table:table-cell>
          <table:table-cell office:value-type="string" calcext:value-type="string">
            <text:p>http://agent.selfis.tv/hobbyking-guide</text:p>
          </table:table-cell>
          <table:table-cell table:number-columns-repeated="2"/>
          <table:table-cell office:value-type="string" calcext:value-type="string">
            <text:p>HK-AP05-3000</text:p>
          </table:table-cell>
          <table:table-cell table:style-name="ce7" office:value-type="string" calcext:value-type="string">
            <text:p>HobbyKing AP05 3000kv Brushless Micro Motor (5.4g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WS4025</text:p>
          </table:table-cell>
          <table:table-cell table:style-name="ce3" office:value-type="string" calcext:value-type="string">
            <text:p>GWS4025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ホビーショップα or ホビーキング</text:p>
          </table:table-cell>
          <table:table-cell office:value-type="string" calcext:value-type="string">
            <text:p>http://www.hs-alfa.com/menew/puropera/gws%20dd_sf.html</text:p>
          </table:table-cell>
          <table:table-cell table:formula="of:=267*[.B8]" office:value-type="float" office:value="1602" calcext:value-type="float">
            <text:p>1602</text:p>
          </table:table-cell>
          <table:table-cell office:value-type="string" calcext:value-type="string">
            <text:p>http://agent.selfis.tv/hobbyking-guide</text:p>
          </table:table-cell>
          <table:table-cell table:number-columns-repeated="2"/>
          <table:table-cell table:style-name="ce7" office:value-type="float" office:value="25000115" calcext:value-type="float">
            <text:p>25000115</text:p>
          </table:table-cell>
          <table:table-cell office:value-type="string" calcext:value-type="string">
            <text:p>GWS EP Propeller (DD-4025 102x64mm) grey (6pcs/set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x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1.2モータ固定ネジ</text:p>
          </table:table-cell>
          <table:table-cell table:style-name="ce3"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http://www.amazon.co.jp/HPIジャパン-103623-サラタッピングネジ-M1-2×4mm-10pcs/dp/B004Q0WRHO</text:p>
          </table:table-cell>
          <table:table-cell table:formula="of:=189/10*[.B9]+650" office:value-type="float" office:value="990.2" calcext:value-type="float">
            <text:p>990.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(x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D(3216)</text:p>
          </table:table-cell>
          <table:table-cell office:value-type="string" calcext:value-type="string">
            <text:p>CRL1206-FU-R020ELF</text:p>
          </table:table-cell>
          <table:table-cell table:style-name="ce2" office:value-type="string" calcext:value-type="string">
            <text:p>R7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s://www.chip1stop.com/dispDetail.do?partId=BOUR-0062498&amp;mpn=CRL1206-FU-R020ELF" xlink:type="simple">https://www.chip1stop.com/dispDetail.do?partId=BOUR-0062498&amp;mpn=CRL1206-FU-R020ELF</text:a></text:p>
          </table:table-cell>
          <table:table-cell table:formula="of:=345*[.B10]" office:value-type="float" office:value="345" calcext:value-type="float">
            <text:p>3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F(2012)</text:p>
          </table:table-cell>
          <table:table-cell office:value-type="string" calcext:value-type="string">
            <text:p>SR732ATTDR200F</text:p>
          </table:table-cell>
          <table:table-cell office:value-type="string" calcext:value-type="string">
            <text:p>R606,R616,R626,R636,R646,R656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https://www.chip1stop.com/dispDetail.do?partId=KOA1-1127358&amp;mpn=SR732ATTDR200F</text:p>
          </table:table-cell>
          <table:table-cell table:formula="of:=57.6*[.B11]" office:value-type="float" office:value="345.6" calcext:value-type="float">
            <text:p>345.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Jx4</text:p>
          </table:table-cell>
          <table:table-cell office:value-type="string" calcext:value-type="string">
            <text:p>BCN164AB103J7LF</text:p>
          </table:table-cell>
          <table:table-cell office:value-type="string" calcext:value-type="string">
            <text:p>RA600,RA610,RA620,RA630,RA640,RA650</text:p>
          </table:table-cell>
          <table:table-cell office:value-type="string" calcext:value-type="string">
            <text:p>マルツ</text:p>
          </table:table-cell>
          <table:table-cell office:value-type="string" calcext:value-type="string">
            <text:p>http://www.marutsu.co.jp/GoodsDetail.jsp?salesGoodsCode=14220&amp;shopNo=3</text:p>
          </table:table-cell>
          <table:table-cell table:formula="of:=100/10*[.B12]" office:value-type="float" office:value="60" calcext:value-type="float">
            <text:p>6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00/00/00</text:date>, <text:time style:data-style-name="N2" text:time-value="18:33:31.4253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2T18:34:10.364768000</dc:date>
    <meta:editing-duration>P2DT8H47M25S</meta:editing-duration>
    <meta:editing-cycles>23</meta:editing-cycles>
    <meta:generator>LibreOffice/4.3.0.4$MacOSX_X86_64 LibreOffice_project/62ad5818884a2fc2e5780dd45466868d41009ec0</meta:generator>
    <meta:document-statistic meta:table-count="2" meta:cell-count="460" meta:object-count="0"/>
  </office:meta>
</office:document-meta>
</file>